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686b80" officeooo:paragraph-rsid="00686b80"/>
    </style:style>
    <style:style style:name="P2" style:family="paragraph" style:parent-style-name="Standard">
      <style:text-properties fo:color="#000000" style:text-underline-style="none" officeooo:rsid="00686b80" officeooo:paragraph-rsid="00686b80"/>
    </style:style>
    <style:style style:name="P3" style:family="paragraph" style:parent-style-name="Standard">
      <style:text-properties fo:color="#000000" style:text-underline-style="none" officeooo:rsid="006c8859" officeooo:paragraph-rsid="006c8859"/>
    </style:style>
    <style:style style:name="P4" style:family="paragraph" style:parent-style-name="Standard">
      <style:text-properties fo:color="#000000" style:text-underline-style="none" officeooo:rsid="007182b6" officeooo:paragraph-rsid="007182b6"/>
    </style:style>
    <style:style style:name="P5" style:family="paragraph" style:parent-style-name="Standard">
      <style:text-properties fo:color="#000000" style:text-underline-style="none" officeooo:rsid="00735081" officeooo:paragraph-rsid="007182b6"/>
    </style:style>
    <style:style style:name="P6" style:family="paragraph" style:parent-style-name="Standard">
      <style:text-properties fo:color="#000000" style:text-underline-style="none" officeooo:rsid="00762645" officeooo:paragraph-rsid="0076264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6e5c7d"/>
    </style:style>
    <style:style style:name="T3" style:family="text">
      <style:text-properties officeooo:rsid="00735081"/>
    </style:style>
    <style:style style:name="T4" style:family="text">
      <style:text-properties officeooo:rsid="007626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JavaScript Output</text:span></text:p>
      <text:p text:style-name="P2"/>
      <text:p text:style-name="P3">13. <text:span text:style-name="T2">Why we use document.write() ?</text:span></text:p>
      <text:p text:style-name="P3"/>
      <text:p text:style-name="P4">For testing purpose it is convenient to use document.write.</text:p>
      <text:p text:style-name="P4"/>
      <text:p text:style-name="P4">14. <text:s/><text:span text:style-name="T3">What is convenient to use for testing purpose?</text:span></text:p>
      <text:p text:style-name="P5"/>
      <text:p text:style-name="P5">Document.write<text:span text:style-name="T4">()</text:span></text:p>
      <text:p text:style-name="P5"/>
      <text:p text:style-name="P6">15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20:58:03.184451405</meta:creation-date>
    <meta:generator>LibreOffice/6.1.3.1$Linux_X86_64 LibreOffice_project/10$Build-1</meta:generator>
    <dc:date>2018-10-24T11:21:00.953533110</dc:date>
    <meta:editing-duration>PT2H13M57S</meta:editing-duration>
    <meta:editing-cycles>40</meta:editing-cycles>
    <meta:document-statistic meta:table-count="0" meta:image-count="0" meta:object-count="0" meta:page-count="1" meta:paragraph-count="6" meta:word-count="28" meta:character-count="185" meta:non-whitespace-character-count="156"/>
  </office:meta>
</office:document-meta>
</file>